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842cm" fo:margin-left="-0.191cm" fo:margin-top="0cm" fo:margin-bottom="0cm" table:align="left" style:writing-mode="lr-tb"/>
    </style:style>
    <style:style style:name="Tabela1.A" style:family="table-column">
      <style:table-column-properties style:column-width="0.942cm"/>
    </style:style>
    <style:style style:name="Tabela1.B" style:family="table-column">
      <style:table-column-properties style:column-width="4.75cm"/>
    </style:style>
    <style:style style:name="Tabela1.C" style:family="table-column">
      <style:table-column-properties style:column-width="13.1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2a100" officeooo:paragraph-rsid="0002a100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fo:font-size="12pt" fo:language="pl" fo:country="PL" officeooo:rsid="0002a100" officeooo:paragraph-rsid="0002a100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paragraph-rsid="0002a100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fo:font-size="12pt" fo:language="pl" fo:country="PL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44631" officeooo:paragraph-rsid="00044631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3371b" officeooo:paragraph-rsid="0003371b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Arial" fo:font-size="12pt" fo:language="pl" fo:country="PL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paragraph-rsid="0002a100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paragraph-rsid="0003371b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44631" officeooo:paragraph-rsid="00044631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2a100" officeooo:paragraph-rsid="0002a100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fo:language="pl" fo:country="PL" officeooo:rsid="0003371b" officeooo:paragraph-rsid="0003371b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Arial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02a100"/>
    </style:style>
    <style:style style:name="T2" style:family="text">
      <style:text-properties style:font-name="Arial" fo:font-size="12pt" fo:language="pl" fo:country="PL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3" style:family="text">
      <style:text-properties style:font-name="Arial" fo:font-size="12pt" fo:language="pl" fo:country="PL" officeooo:rsid="0002a100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4" style:family="text">
      <style:text-properties fo:language="pl" fo:country="PL" style:letter-kerning="false" style:font-name-asian="Calibri1" style:language-asian="en" style:country-asian="US" style:language-complex="ar" style:country-complex="SA"/>
    </style:style>
    <style:style style:name="T5" style:family="text">
      <style:text-properties fo:language="pl" fo:country="PL" officeooo:rsid="0002a100" style:letter-kerning="false" style:font-name-asian="Calibri1" style:language-asian="en" style:country-asian="US" style:language-complex="ar" style:country-complex="SA"/>
    </style:style>
    <style:style style:name="T6" style:family="text">
      <style:text-properties fo:language="pl" fo:country="PL" officeooo:rsid="00051db1" style:letter-kerning="false" style:font-name-asian="Calibri1" style:language-asian="en" style:country-asian="US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Zgłoszenie Błędu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6">ID: Tytuł</text:p>
          </table:table-cell>
          <table:table-cell table:style-name="Tabela1.A1" office:value-type="string">
            <text:p text:style-name="P3">SKALNIK_01</text:p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6">Środowisko</text:p>
          </table:table-cell>
          <table:table-cell table:style-name="Tabela1.A1" office:value-type="string">
            <text:p text:style-name="P2">1. Środowisko testowe nr 1:</text:p>
            <text:p text:style-name="P5">- Microsoft Windows 11 Home <text:span text:style-name="T1">wersja </text:span>10.0.22621 Kompilacja 22621</text:p>
            <text:p text:style-name="P2">- Firefox Wersja: 114.0.2 (64 bity).</text:p>
            <text:p text:style-name="P2"/>
            <text:p text:style-name="P2">2. Środowisko testowe nr 2:</text:p>
            <text:p text:style-name="P5">- Microsoft Windows 1<text:span text:style-name="T1">0</text:span> Home <text:span text:style-name="T1">wersja </text:span>10.0.<text:span text:style-name="T1">19045 </text:span>Kompilacja <text:span text:style-name="T1">19045</text:span></text:p>
            <text:p text:style-name="P5">- <text:span text:style-name="T1">Firefox Wersja: 114.0.2 (64 bity).</text:span></text:p>
            <text:p text:style-name="P5"/>
            <text:p text:style-name="P2">3. Środowisko testowe nr 3:</text:p>
            <text:p text:style-name="P2">- Ubuntu 20.04.5 LTS</text:p>
            <text:p text:style-name="P2">- Firefox Wersja: 114.0.2 (64 bity).</text:p>
            <text:p text:style-name="P2"/>
            <text:p text:style-name="P2">4. Środowisko testowe nr 4:</text:p>
            <text:p text:style-name="P2">- Ubuntu 20.04.5 LTS</text:p>
            <text:p text:style-name="P2">- Chrome Version 96.0.4664.45 (Official Build) (64-bit)</text:p>
          </table:table-cell>
        </table:table-row>
        <table:table-row table:style-name="Tabela1.1"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6">Dane wejściowe</text:p>
          </table:table-cell>
          <table:table-cell table:style-name="Tabela1.A1" office:value-type="string">
            <text:p text:style-name="P7"/>
            <text:p text:style-name="P7">Użytkownik znajduje się na stronie głównej sklepu internetowego skalnik.pl.</text:p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6">Kroki do reprodukcji</text:p>
          </table:table-cell>
          <table:table-cell table:style-name="Tabela1.A1" office:value-type="string">
            <text:p text:style-name="P1"><text:span text:style-name="T2"/></text:p>
            <text:p text:style-name="P1"><text:span text:style-name="T2">1. </text:span><text:span text:style-name="T3">Wchodzimy poprzez przeglądarkę na stronę </text:span><text:a xlink:type="simple" xlink:href="https://www.skalnik.pl/" text:style-name="Internet_20_link" text:visited-style-name="Visited_20_Internet_20_Link"><text:span text:style-name="T3">https://www.skalnik.pl/</text:span></text:a><text:span text:style-name="T3">.</text:span></text:p>
            <text:p text:style-name="P10"><text:span text:style-name="T4">2. <text:s/></text:span><text:span text:style-name="T5">W oknie wyszukiwania z napisem „Szukaj w sklepie” wpisujemy nazwę przedmiotu jaki chcemy wyszukać np. „Rękawice”. Zatwierdzamy </text:span><text:span text:style-name="T6">klawiszem</text:span><text:span text:style-name="T5"> ENTER lub klikając ikonę Lupy.</text:span></text:p>
            <text:p text:style-name="P10"><text:span text:style-name="T4">3. </text:span><text:span text:style-name="T5">Po wyświetleniu strony z wynikami w rozwijanej wstążce „CENA PROMOCYJNA” zmieniamy zakres cen na inny niż pierwotny. Klikamy przycisk „Filtruj”.</text:span></text:p>
            <text:p text:style-name="P10"><text:span text:style-name="T5"/></text:p>
          </table:table-cell>
        </table:table-row>
        <table:table-row table:style-name="Tabela1.1">
          <table:table-cell table:style-name="Tabela1.A1" office:value-type="string">
            <text:p text:style-name="P9">5</text:p>
          </table:table-cell>
          <table:table-cell table:style-name="Tabela1.A1" office:value-type="string">
            <text:p text:style-name="P6">Rezultat uzyskany</text:p>
          </table:table-cell>
          <table:table-cell table:style-name="Tabela1.A1" office:value-type="string">
            <text:p text:style-name="P5"/>
            <text:p text:style-name="P5"><text:span text:style-name="T1">Strona przestaje działać, na ekranie pojawia się kod źródłowy strony.</text:span></text:p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9">6</text:p>
          </table:table-cell>
          <table:table-cell table:style-name="Tabela1.A1" office:value-type="string">
            <text:p text:style-name="P6">Rezultat oczekiwany</text:p>
          </table:table-cell>
          <table:table-cell table:style-name="Tabela1.A1" office:value-type="string">
            <text:p text:style-name="P2"/>
            <text:p text:style-name="P2">Na ekranie pojawia się strona z wynikami – produktami pasującymi do wyszukanej frazy oraz ich cena mieści się w ustawionym zakresie.</text:p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9">7</text:p>
          </table:table-cell>
          <table:table-cell table:style-name="Tabela1.A1" office:value-type="string">
            <text:p text:style-name="P6">Załącznik</text:p>
          </table:table-cell>
          <table:table-cell table:style-name="Tabela1.A1" office:value-type="string">
            <text:p text:style-name="P8"/>
            <text:p text:style-name="P8">Wideo – plik załączony osobno, przedstawiający kroki reprodukcji.</text:p>
            <text:p text:style-name="P16"/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9:06:00</meta:creation-date>
    <meta:initial-creator>Adam Cegiełka</meta:initial-creator>
    <dc:language>pl-PL</dc:language>
    <meta:print-date>2023-01-17T16:28:00</meta:print-date>
    <dc:date>2023-06-25T18:35:14.582000000</dc:date>
    <meta:editing-cycles>10</meta:editing-cycles>
    <meta:editing-duration>PT53M10S</meta:editing-duration>
    <meta:generator>LibreOffice/7.4.3.2$Windows_X86_64 LibreOffice_project/1048a8393ae2eeec98dff31b5c133c5f1d08b890</meta:generator>
    <meta:document-statistic meta:table-count="1" meta:image-count="0" meta:object-count="0" meta:page-count="1" meta:paragraph-count="35" meta:word-count="192" meta:character-count="1293" meta:non-whitespace-character-count="1133"/>
    <meta:user-defined meta:name="AppVersion">15.0000</meta:user-defined>
    <meta:template xlink:type="simple" xlink:actuate="onRequest" xlink:title="Normal.dotm" xlink:href=""/>
  </office:meta>
</office:document-meta>
</file>